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f7ed9" officeooo:paragraph-rsid="000f7ed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a xlink:type="simple" xlink:href="https://github.com/NikoSala/M7Niko.git" text:style-name="Internet_20_link" text:visited-style-name="Visited_20_Internet_20_Link">https://github.com/NikoSala/M7Niko.git</text:a></text:p>
      <text:p text:style-name="P1"/>
      <text:p text:style-name="P1">Tienes que entrar en carpeta ejercicio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0T16:49:40.280190532</meta:creation-date>
    <dc:date>2016-10-10T16:50:01.900667986</dc:date>
    <meta:editing-duration>PT22S</meta:editing-duration>
    <meta:editing-cycles>1</meta:editing-cycles>
    <meta:document-statistic meta:table-count="0" meta:image-count="0" meta:object-count="0" meta:page-count="1" meta:paragraph-count="2" meta:word-count="7" meta:character-count="77" meta:non-whitespace-character-count="72"/>
    <meta:generator>LibreOffice/5.1.4.2$Linux_X86_64 LibreOffice_project/10m0$Build-2</meta:generator>
  </office:meta>
</office:document-meta>
</file>